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useSiz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2]*37)*200-20000" office:value-type="float" office:value="720000" calcext:value-type="float">
            <text:p>72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3]*37)*200-20000"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4]*37)*200-20000" office:value-type="float" office:value="572000" calcext:value-type="float">
            <text:p>572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5]*37)*200-20000" office:value-type="float" office:value="498000" calcext:value-type="float">
            <text:p>498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6]*37)*200-20000" office:value-type="float" office:value="261200" calcext:value-type="float">
            <text:p>26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7]*37)*200-20000"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8]*37)*200-20000" office:value-type="float" office:value="268600" calcext:value-type="float">
            <text:p>2686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9]*37)*200-20000" office:value-type="float" office:value="424000" calcext:value-type="float">
            <text:p>424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10]*37)*200-20000" office:value-type="float" office:value="653400" calcext:value-type="float">
            <text:p>6534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11]*37)*200-20000" office:value-type="float" office:value="927200" calcext:value-type="float">
            <text:p>927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2]*37)*200-20000" office:value-type="float" office:value="868000" calcext:value-type="float">
            <text:p>868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13]*37)*200-20000" office:value-type="float" office:value="357400" calcext:value-type="float">
            <text:p>3574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14]*37)*200-20000" office:value-type="float" office:value="276000" calcext:value-type="float">
            <text:p>276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15]*37)*200-20000" office:value-type="float" office:value="431400" calcext:value-type="float">
            <text:p>4314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16]*37)*200-20000" office:value-type="float" office:value="660800" calcext:value-type="float">
            <text:p>6608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7]*37)*200-20000" office:value-type="float" office:value="934600" calcext:value-type="float">
            <text:p>9346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8]*37)*200-20000" office:value-type="float" office:value="875400" calcext:value-type="float">
            <text:p>8754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19]*37)*200-20000" office:value-type="float" office:value="364800" calcext:value-type="float">
            <text:p>3648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20]*37)*200-20000" office:value-type="float" office:value="283400" calcext:value-type="float">
            <text:p>2834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21]*37)*200-20000" office:value-type="float" office:value="438800" calcext:value-type="float">
            <text:p>4388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22]*37)*200-20000" office:value-type="float" office:value="668200" calcext:value-type="float">
            <text:p>668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23]*37)*200-20000" office:value-type="float" office:value="942000" calcext:value-type="float">
            <text:p>942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24]*37)*200-20000" office:value-type="float" office:value="882800" calcext:value-type="float">
            <text:p>8828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25]*37)*200-20000" office:value-type="float" office:value="372200" calcext:value-type="float">
            <text:p>3722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26]*37)*200-20000" office:value-type="float" office:value="290800" calcext:value-type="float">
            <text:p>2908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27]*37)*200-20000" office:value-type="float" office:value="446200" calcext:value-type="float">
            <text:p>4462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28]*37)*200-20000" office:value-type="float" office:value="675600" calcext:value-type="float">
            <text:p>6756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A29]*37)*200-20000" office:value-type="float" office:value="949400" calcext:value-type="float">
            <text:p>9494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30]*37)*200-20000" office:value-type="float" office:value="890200" calcext:value-type="float">
            <text:p>8902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31]*37)*200-20000" office:value-type="float" office:value="379600" calcext:value-type="float">
            <text:p>379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32]*37)*200-20000" office:value-type="float" office:value="298200" calcext:value-type="float">
            <text:p>298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33]*37)*200-20000" office:value-type="float" office:value="453600" calcext:value-type="float">
            <text:p>4536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34]*37)*200-20000" office:value-type="float" office:value="683000" calcext:value-type="float">
            <text:p>68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20:16:42.237419979</meta:creation-date>
    <dc:date>2022-01-15T20:19:30.803359396</dc:date>
    <meta:editing-duration>PT2M49S</meta:editing-duration>
    <meta:editing-cycles>1</meta:editing-cycles>
    <meta:generator>LibreOffice/6.4.7.2$Linux_X86_64 LibreOffice_project/40$Build-2</meta:generator>
    <meta:document-statistic meta:table-count="1" meta:cell-count="68" meta:object-count="0"/>
  </office:meta>
</office:document-meta>
</file>